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dImageCachableRed.getColo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NumYT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Min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NumXT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TileGridY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MinTil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edImageCachableRed.RenderedImageCachableRed( RenderedImag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edImageCachableRed.getMinTil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Tile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DirtyRegion( int srcIndex , Rectangle inputR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edImageCachableRed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Tile( int tileX , int til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Samp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Til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DependencyRegion( int srcIndex , Rectangle outputR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edImageCachableRed.copyData( WritableRaster ra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Mi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TileGridX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wrap( RenderedImage 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nderedImageCachableRed.get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Data( Rectangle 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dImageCachableRed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